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2191753"/>
    </style:style>
    <style:style style:name="P65" style:family="paragraph" style:parent-style-name="Footnote">
      <style:text-properties officeooo:paragraph-rsid="0219eedd"/>
    </style:style>
    <style:style style:name="P66" style:family="paragraph" style:parent-style-name="Footnote">
      <style:text-properties officeooo:paragraph-rsid="023c2d41" fo:background-color="transparent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1">
      <style:paragraph-properties fo:break-before="page"/>
      <style:text-properties officeooo:paragraph-rsid="01f797ea"/>
    </style:style>
    <style:style style:name="P70" style:family="paragraph" style:parent-style-name="Standard" style:list-style-name="L1">
      <style:text-properties officeooo:paragraph-rsid="0215050e"/>
    </style:style>
    <style:style style:name="P7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23f21ad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9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0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4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5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6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7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8" style:family="text">
      <style:text-properties style:language-asian="nl" style:country-asian="NL"/>
    </style:style>
    <style:style style:name="T129" style:family="text">
      <style:text-properties officeooo:rsid="01f5e6f6" style:language-asian="nl" style:country-asian="NL"/>
    </style:style>
    <style:style style:name="T130" style:family="text">
      <style:text-properties officeooo:rsid="014ea810" style:language-asian="nl" style:country-asian="NL"/>
    </style:style>
    <style:style style:name="T131" style:family="text">
      <style:text-properties officeooo:rsid="014ea810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6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7" style:family="text">
      <style:text-properties officeooo:rsid="0119bd75"/>
    </style:style>
    <style:style style:name="T148" style:family="text">
      <style:text-properties style:font-name="Liberation Sans" fo:font-size="12pt" fo:language="en" fo:country="GB" style:font-size-asian="12pt" style:font-size-complex="12pt"/>
    </style:style>
    <style:style style:name="T149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0" style:family="text">
      <style:text-properties style:font-name="Liberation Sans" fo:language="en" fo:country="GB"/>
    </style:style>
    <style:style style:name="T151" style:family="text">
      <style:text-properties style:font-name="Liberation Sans" fo:language="en" fo:country="GB" officeooo:rsid="01f61662"/>
    </style:style>
    <style:style style:name="T152" style:family="text">
      <style:text-properties officeooo:rsid="01e96954"/>
    </style:style>
    <style:style style:name="T153" style:family="text">
      <style:text-properties officeooo:rsid="020686f0"/>
    </style:style>
    <style:style style:name="T154" style:family="text">
      <style:text-properties officeooo:rsid="02143b9a"/>
    </style:style>
    <style:style style:name="T155" style:family="text">
      <style:text-properties fo:font-size="10pt" style:font-size-asian="10pt" style:font-size-complex="10pt"/>
    </style:style>
    <style:style style:name="T156" style:family="text">
      <style:text-properties fo:font-size="10pt" officeooo:rsid="02182436" style:font-size-asian="10pt" style:font-size-complex="10pt"/>
    </style:style>
    <style:style style:name="T15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officeooo:rsid="023e3ee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4">Linux (</text:span>Ubuntu, Debian, <text:span text:style-name="T169">or Rocky Linux</text:span><text:span text:style-name="T154">)</text:span>.</text:p>
      <text:p text:style-name="P19"><text:span text:style-name="Strong_20_Emphasis"><text:span text:style-name="T72"/></text:span></text:p>
      <text:p text:style-name="P19"><text:span text:style-name="Strong_20_Emphasis"><text:span text:style-name="T145">This is a fillable PDF, no printing required.</text:span></text:span></text:p>
      <text:p text:style-name="P19"><text:span text:style-name="Strong_20_Emphasis"><text:span text:style-name="T145"/></text:span></text:p>
      <text:list text:style-name="L1">
        <text:list-item>
          <text:p text:style-name="P71"><text:span text:style-name="T119">Preparing to transfer</text:span><text:span text:style-name="T122"> (</text:span><text:span text:style-name="T124">only </text:span><text:span text:style-name="T125">if </text:span><text:span text:style-name="T126">o</text:span><text:span text:style-name="T127">n</text:span><text:span text:style-name="T122"> Windows </text:span><text:span text:style-name="T123">Desktop</text:span><text:span text:style-name="T122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8">Collect E-mail addresses and mail server addresses </text:span><text:span text:style-name="T149">per user</text:span><text:span text:style-name="T148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11">Install and start Google Chrome, import everything </text:span><text:span text:style-name="T116">per user</text:span><text:span text:style-name="T111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11">Install and start Mozilla Firefox, import everything </text:span><text:span text:style-name="T116">per user</text:span><text:span text:style-name="T111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3">Install and start Mozilla Thunderbird, import </text:span><text:span text:style-name="T117">per user</text:span><text:span text:style-name="T113"> from the </text:span><text:span text:style-name="T112">email program </text:span><text:span text:style-name="T115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8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8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8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8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8"><text:tab/></text:span></text:span><text:span text:style-name="Strong_20_Emphasis"><text:span text:style-name="T49">account settings</text:span></text:span><text:span text:style-name="T11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40"><text:s/></text:span></text:span><text:span text:style-name="Strong_20_Emphasis"><text:span text:style-name="T141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41"><text:tab/>Email folders</text:span>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40"><text:s/></text:span></text:span><text:span text:style-name="Strong_20_Emphasis"><text:span text:style-name="T141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40"><text:s/></text:span></text:span><text:span text:style-name="Strong_20_Emphasis"><text:span text:style-name="T141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41"><text:tab/></text:span></text:span><text:span text:style-name="T150">ad</text:span><text:span text:style-name="T151">d</text:span><text:span text:style-name="T150">res</text:span><text:span text:style-name="T151">s book</text:span><text:span text:style-name="T15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8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8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8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8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8"><text:tab/></text:span></text:span><text:span text:style-name="T114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8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8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8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8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8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8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20">If importing fails, export everything in any way possible from the current </text:span><text:span text:style-name="T121">email program</text:span><text:span text:style-name="T120"> to be able to import the data later.</text:span></text:p>
          </table:table-cell>
        </table:table-row>
      </table:table>
      <text:p text:style-name="P24"/>
      <text:list text:continue-numbering="true" text:style-name="L1">
        <text:list-item text:start-value="1">
          <text:p text:style-name="P69"><text:span text:style-name="Strong_20_Emphasis"><text:span text:style-name="T56">Preparing to transfer</text:span></text:span><text:span text:style-name="Strong_20_Emphasis"><text:span text:style-name="T74"> - </text:span></text:span><text:span text:style-name="Strong_20_Emphasis"><text:span text:style-name="T78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8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5"><text:note text:id="ftn1" text:note-class="footnote"><text:note-citation>1</text:note-citation><text:note-body><text:p text:style-name="P66"><text:span text:style-name="T84">Boot menu/Setup via one of the </text:span><text:span text:style-name="T85">f</text:span><text:span text:style-name="T84">requently used keys: Esc, Delete, F1, F2, F9, F10, F11, o</text:span><text:span text:style-name="T86">r</text:span><text:span text:style-name="T84"> F12</text:span>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, </text:span></text:span><text:span text:style-name="Strong_20_Emphasis"><text:span text:style-name="T16">Debian, </text:span></text:span><text:span text:style-name="Strong_20_Emphasis"><text:span text:style-name="T23">or Rocky Linux</text:span></text:span><text:span text:style-name="Strong_20_Emphasis"><text:span text:style-name="T16"> </text:span></text:span><text:span text:style-name="Strong_20_Emphasis"><text:span text:style-name="T19">Desktop</text:span></text:span><text:span text:style-name="Strong_20_Emphasis"><text:span text:style-name="T82">/</text:span></text:span><text:span text:style-name="Strong_20_Emphasis"><text:span text:style-name="T83">Workstation</text:span></text:span><text:span text:style-name="Strong_20_Emphasis"><text:span text:style-name="T19">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5">From a Live USB stick you can boot and work with </text:span><text:span text:style-name="T156">Linux</text:span><text:span text:style-name="Strong_20_Emphasis"><text:span text:style-name="T118"> </text:span></text:span><text:span text:style-name="T155">without modifying any files on the hard drive and also allows installation of </text:span><text:span text:style-name="T156">Linux</text:span><text:span text:style-name="Strong_20_Emphasis"><text:span text:style-name="T118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4"><text:span text:style-name="Strong_20_Emphasis"><text:span text:style-name="T87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8">releases.ubuntu.com</text:span></text:span></text:a><text:span text:style-name="Strong_20_Emphasis"><text:span text:style-name="T87"> </text:span></text:span><text:span text:style-name="Strong_20_Emphasis"><text:span text:style-name="T90">o</text:span></text:span><text:span text:style-name="Strong_20_Emphasis"><text:span text:style-name="T93">r</text:span></text:span><text:span text:style-name="Strong_20_Emphasis"><text:span text:style-name="T88"> </text:span></text:span><text:a xlink:type="simple" xlink:href="https://www.debian.org/CD/live/" text:style-name="Internet_20_link" text:visited-style-name="Visited_20_Internet_20_Link"><text:span text:style-name="Strong_20_Emphasis"><text:span text:style-name="T157">debian.org/cd/live</text:span></text:span></text:a><text:span text:style-name="Strong_20_Emphasis"><text:span text:style-name="T89"> </text:span></text:span><text:span text:style-name="Strong_20_Emphasis"><text:span text:style-name="T91">(see also Checklist installation).</text:span></text:span><text:span text:style-name="Strong_20_Emphasis"><text:span text:style-name="T87"><text:line-break/></text:span></text:span><text:span text:style-name="Strong_20_Emphasis"><text:span text:style-name="T92">The next steps are described in </text:span></text:span><text:span text:style-name="Strong_20_Emphasis"><text:span text:style-name="T94">Linux informati</text:span></text:span><text:span text:style-name="Strong_20_Emphasis"><text:span text:style-name="T95">on</text:span></text:span><text:span text:style-name="Strong_20_Emphasis"><text:span text:style-name="T9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0">karelzimmer.nl/en</text:span></text:span></text:a><text:span text:style-name="Strong_20_Emphasis"><text:span text:style-name="T92">, under </text:span></text:span><text:span text:style-name="Strong_20_Emphasis"><text:span text:style-name="T94">Linux</text:span></text:span><text:span text:style-name="Strong_20_Emphasis"><text:span text:style-name="T92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10">t</text:span></text:span><text:span text:style-name="Strong_20_Emphasis"><text:span text:style-name="T109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4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5">M</text:span></text:span><text:span text:style-name="Strong_20_Emphasis"><text:span text:style-name="T41">y Documents</text:span></text:span><text:span text:style-name="Strong_20_Emphasis"><text:span text:style-name="T25">, </text:span></text:span><text:span text:style-name="Strong_20_Emphasis"><text:span text:style-name="T26">etc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7">Desktop wallpapers</text:span></text:span><text:span text:style-name="Strong_20_Emphasis"><text:span text:style-name="T25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8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8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8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8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8"><text:tab/></text:span></text:span><text:span text:style-name="Strong_20_Emphasis"><text:span text:style-name="T50">The created </text:span></text:span><text:span text:style-name="Strong_20_Emphasis"><text:span text:style-name="T14">Chrome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5">C:\Documents and Setting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5">\Application Data\</text:span></text:span><text:span text:style-name="Strong_20_Emphasis"><text:span text:style-name="T11">Google</text:span></text:span><text:span text:style-name="Strong_20_Emphasis"><text:span text:style-name="T25">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/text:span></text:span><text:span text:style-name="Strong_20_Emphasis"><text:span text:style-name="T76">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9">\</text:span></text:span><text:span text:style-name="Strong_20_Emphasis"><text:span text:style-name="T25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8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8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8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8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8"><text:tab/></text:span></text:span><text:span text:style-name="Strong_20_Emphasis"><text:span text:style-name="T50">The created</text:span></text:span><text:span text:style-name="Strong_20_Emphasis"><text:span text:style-name="T25"> F</text:span></text:span><text:span text:style-name="Strong_20_Emphasis"><text:span text:style-name="T47">irefox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5">C:\Documents and Setting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5">\Application Data\Mozilla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9">\</text:span></text:span><text:span text:style-name="Strong_20_Emphasis"><text:span text:style-name="T25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8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8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8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8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8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8"><text:tab/></text:span></text:span><text:span text:style-name="Strong_20_Emphasis"><text:span text:style-name="T50">The created</text:span></text:span><text:span text:style-name="Strong_20_Emphasis"><text:span text:style-name="T25"> T</text:span></text:span><text:span text:style-name="Strong_20_Emphasis"><text:span text:style-name="T47">hunderbird</text:span></text:span><text:span text:style-name="Strong_20_Emphasis"><text:span text:style-name="T25"> </text:span></text:span><text:span text:style-name="Strong_20_Emphasis"><text:span text:style-name="T42">files</text:span></text:span><text:span text:style-name="Strong_20_Emphasis"><text:span text:style-name="T25"><text:line-break/><text:tab/><text:tab/><text:tab/><text:tab/></text:span></text:span><text:span text:style-name="Strong_20_Emphasis"><text:span text:style-name="T28">&lt;= </text:span></text:span><text:span text:style-name="Emphasis"><text:span text:style-name="T66">XP<text:tab/></text:span></text:span><text:span text:style-name="Emphasis"><text:span text:style-name="T67">:<text:tab/></text:span></text:span><text:span text:style-name="Emphasis"><text:span text:style-name="T29">C:\Documents and Settings\</text:span></text:span><text:span text:style-name="Definition"><text:span text:style-name="T143">&lt;</text:span></text:span><text:span text:style-name="Definition"><text:span text:style-name="T144">Username</text:span></text:span><text:span text:style-name="Definition"><text:span text:style-name="T143">&gt;</text:span></text:span><text:span text:style-name="Strong_20_Emphasis"><text:span text:style-name="T29">\</text:span></text:span><text:span text:style-name="Strong_20_Emphasis"><text:span text:style-name="T25">Application Data\Thunderbird<text:line-break/><text:tab/><text:tab/><text:tab/><text:tab/></text:span></text:span><text:span text:style-name="Strong_20_Emphasis"><text:span text:style-name="T28">&gt;= </text:span></text:span><text:span text:style-name="Strong_20_Emphasis"><text:span text:style-name="T75">W7<text:tab/></text:span></text:span><text:span text:style-name="Emphasis"><text:span text:style-name="T77">:</text:span></text:span><text:span text:style-name="Emphasis"><text:span text:style-name="T67"><text:tab/></text:span></text:span><text:span text:style-name="Emphasis"><text:span text:style-name="T25">C:\Users\</text:span></text:span><text:span text:style-name="Definition"><text:span text:style-name="T142">&lt;</text:span></text:span><text:span text:style-name="Definition"><text:span text:style-name="T144">Username</text:span></text:span><text:span text:style-name="Definition"><text:span text:style-name="T142">&gt;</text:span></text:span><text:span text:style-name="Strong_20_Emphasis"><text:span text:style-name="T29">\</text:span></text:span><text:span text:style-name="Strong_20_Emphasis"><text:span text:style-name="T25">AppData\Roaming\Thunderbird</text:span></text:span></text:p>
          </table:table-cell>
        </table:table-row>
      </table:table>
      <text:p text:style-name="P37"/>
      <text:p text:style-name="P38"/>
      <text:list text:continue-numbering="true" text:style-name="L1">
        <text:list-item>
          <text:p text:style-name="P70"><text:span text:style-name="Strong_20_Emphasis"><text:span text:style-name="T107">Install </text:span></text:span><text:span text:style-name="Strong_20_Emphasis"><text:span text:style-name="T108">Linux</text:span></text:span><text:span text:style-name="Strong_20_Emphasis"><text:span text:style-name="T30"> </text:span></text:span><text:span text:style-name="Emphasis"><text:span text:style-name="T70">(</text:span></text:span><text:span text:style-name="Emphasis"><text:span text:style-name="T71">Desktop: </text:span></text:span><text:span text:style-name="Emphasis"><text:span text:style-name="T69">consider </text:span></text:span><text:span text:style-name="Emphasis"><text:span text:style-name="T68">dual boot</text:span></text:span><text:span text:style-name="Emphasis"><text:span text:style-name="T70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8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60">Checklist i</text:span></text:span><text:span text:style-name="Strong_20_Emphasis"><text:span text:style-name="T59">nstallation</text:span></text:span><text:span text:style-name="Strong_20_Emphasis"><text:span text:style-name="T10"><text:note text:id="ftn4" text:note-class="footnote"><text:note-citation>4</text:note-citation><text:note-body><text:p text:style-name="P65">Checklist installation can be found <text:span text:style-name="Strong_20_Emphasis"><text:span text:style-name="T92">at </text:span></text:span><text:a xlink:type="simple" xlink:href="https://karelzimmer.nl/html/en/home.html" text:style-name="Internet_20_link" text:visited-style-name="Visited_20_Internet_20_Link"><text:span text:style-name="Strong_20_Emphasis"><text:span text:style-name="T159">karelzimmer.nl/en</text:span></text:span></text:a><text:span text:style-name="Strong_20_Emphasis"><text:span text:style-name="T92">, under</text:span></text:span> <text:span text:style-name="T161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32"><text:tab/></text:span></text:span></text:p>
      <text:list text:continue-numbering="true" text:style-name="L1">
        <text:list-item>
          <text:p text:style-name="P72"><text:span text:style-name="Strong_20_Emphasis"><text:span text:style-name="T62">Perform transfer</text:span></text:span><text:span text:style-name="Strong_20_Emphasis"><text:span text:style-name="T24"> </text:span></text:span><text:span text:style-name="Strong_20_Emphasis"><text:span text:style-name="T73">(</text:span></text:span><text:span text:style-name="Strong_20_Emphasis"><text:span text:style-name="T79">o</text:span></text:span><text:span text:style-name="Strong_20_Emphasis"><text:span text:style-name="T81">n</text:span></text:span><text:span text:style-name="Strong_20_Emphasis"><text:span text:style-name="T73"> </text:span></text:span><text:span text:style-name="Strong_20_Emphasis"><text:span text:style-name="T80">Linux</text:span></text:span><text:span text:style-name="Strong_20_Emphasis"><text:span text:style-name="T73">)</text:span></text:span><text:span text:style-name="Strong_20_Emphasis"><text:span text:style-name="T24"><text:line-break/></text:span></text:span></text:p>
          <text:p text:style-name="P73"><text:span text:style-name="Strong_20_Emphasis"><text:span text:style-name="T73">The actions in this chapter must be performed per user.</text:span></text:span></text:p>
          <text:p text:style-name="P68"><text:span text:style-name="Emphasis"><text:span text:style-name="T135"/></text:span></text:p>
        </text:list-item>
      </text:list>
      <text:p text:style-name="P21"><text:span text:style-name="Strong_20_Emphasis"><text:span text:style-name="T132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32"><text:tab/></text:span></text:span><text:span text:style-name="Strong_20_Emphasis"><text:span text:style-name="T136">Make sure there is no Internet connection, so that no new e-mails can arrive.</text:span></text:span></text:p>
      <text:p text:style-name="P14"><text:span text:style-name="Strong_20_Emphasis"><text:span text:style-name="T51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43">Connect the external hard disk.</text:span></text:span></text:p>
      <text:p text:style-name="P14"><text:span text:style-name="Strong_20_Emphasis"><text:span text:style-name="T51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52">Copy</text:span></text:span><text:span text:style-name="Strong_20_Emphasis"><text:span text:style-name="T24"> </text:span></text:span><text:span text:style-name="Strong_20_Emphasis"><text:span text:style-name="T31">M</text:span></text:span><text:span text:style-name="Strong_20_Emphasis"><text:span text:style-name="T44">y</text:span></text:span><text:span text:style-name="Strong_20_Emphasis"><text:span text:style-name="T31"> </text:span></text:span><text:span text:style-name="Strong_20_Emphasis"><text:span text:style-name="T44">Documents</text:span></text:span><text:span text:style-name="Strong_20_Emphasis"><text:span text:style-name="T31">, </text:span></text:span><text:span text:style-name="Strong_20_Emphasis"><text:span text:style-name="T26">etc</text:span></text:span><text:span text:style-name="Strong_20_Emphasis"><text:span text:style-name="T24">.</text:span></text:span></text:p>
      <text:p text:style-name="P16"><text:span text:style-name="Strong_20_Emphasis"><text:span text:style-name="T51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53">Copy</text:span></text:span><text:span text:style-name="Strong_20_Emphasis"><text:span text:style-name="T32"> </text:span></text:span><text:span text:style-name="Strong_20_Emphasis"><text:span text:style-name="T27">Desktop wallpapers</text:span></text:span><text:span text:style-name="Strong_20_Emphasis"><text:span text:style-name="T25"> </text:span></text:span><text:span text:style-name="Strong_20_Emphasis"><text:span text:style-name="T45">to</text:span></text:span><text:span text:style-name="Strong_20_Emphasis"><text:span text:style-name="T33"> ~/</text:span></text:span><text:span text:style-name="Strong_20_Emphasis"><text:span text:style-name="T45">Pictures</text:span></text:span><text:span text:style-name="Strong_20_Emphasis"><text:span text:style-name="T33">.</text:span></text:span></text:p>
      <text:p text:style-name="P14"><text:span text:style-name="Strong_20_Emphasis"><text:span text:style-name="T51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53">Copy</text:span></text:span><text:span text:style-name="Strong_20_Emphasis"><text:span text:style-name="T24"> </text:span></text:span><text:span text:style-name="Strong_20_Emphasis"><text:span text:style-name="T45">the</text:span></text:span><text:span text:style-name="Strong_20_Emphasis"><text:span text:style-name="T24"> </text:span></text:span><text:span text:style-name="Strong_20_Emphasis"><text:span text:style-name="T12">Chrome </text:span></text:span><text:span text:style-name="Strong_20_Emphasis"><text:span text:style-name="T24">data </text:span></text:span><text:span text:style-name="Strong_20_Emphasis"><text:span text:style-name="T45">to</text:span></text:span><text:span text:style-name="Strong_20_Emphasis"><text:span text:style-name="T32"> ~/.</text:span></text:span><text:span text:style-name="Strong_20_Emphasis"><text:span text:style-name="T12">chrome</text:span></text:span><text:span text:style-name="Strong_20_Emphasis"><text:span text:style-name="T34">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</text:span></text:span><text:span text:style-name="Strong_20_Emphasis"><text:span text:style-name="T13">google</text:span></text:span><text:span text:style-name="Strong_20_Emphasis"><text:span text:style-name="T32">.</text:span></text:span></text:p>
      <text:p text:style-name="P14"><text:span text:style-name="Strong_20_Emphasis"><text:span text:style-name="T51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53">Copy the</text:span></text:span><text:span text:style-name="Strong_20_Emphasis"><text:span text:style-name="T24"> Firefox data </text:span></text:span><text:span text:style-name="Strong_20_Emphasis"><text:span text:style-name="T45">to</text:span></text:span><text:span text:style-name="Strong_20_Emphasis"><text:span text:style-name="T32"> ~/.mozilla </text:span></text:span><text:span text:style-name="Strong_20_Emphasis"><text:span text:style-name="T34">(NB </text:span></text:span><text:span text:style-name="Strong_20_Emphasis"><text:span text:style-name="T57">F</text:span></text:span><text:span text:style-name="Strong_20_Emphasis"><text:span text:style-name="T34">irefox</text:span></text:span><text:span text:style-name="Strong_20_Emphasis"><text:span text:style-name="T35"> → </text:span></text:span><text:span text:style-name="Strong_20_Emphasis"><text:span text:style-name="T58">f</text:span></text:span><text:span text:style-name="Strong_20_Emphasis"><text:span text:style-name="T36">irefox</text:span></text:span><text:span text:style-name="Strong_20_Emphasis"><text:span text:style-name="T34">), </text:span></text:span><text:span text:style-name="Strong_20_Emphasis"><text:span text:style-name="T26">o</text:span></text:span><text:span text:style-name="Strong_20_Emphasis"><text:span text:style-name="T45">r</text:span></text:span><text:span text:style-name="Strong_20_Emphasis"><text:span text:style-name="T26"> </text:span></text:span><text:span text:style-name="Strong_20_Emphasis"><text:span text:style-name="T45">to</text:span></text:span><text:span text:style-name="Strong_20_Emphasis"><text:span text:style-name="T26"> </text:span></text:span><text:span text:style-name="Strong_20_Emphasis"><text:span text:style-name="T32">~/.mozilla.</text:span></text:span></text:p>
      <text:p text:style-name="P22"><text:span text:style-name="Strong_20_Emphasis"><text:span text:style-name="T132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32"><text:tab/></text:span></text:span><text:span text:style-name="Strong_20_Emphasis"><text:span text:style-name="T134">Start Firefox and check the operation.</text:span></text:span></text:p>
      <text:p text:style-name="P21"><text:span text:style-name="Strong_20_Emphasis"><text:span text:style-name="T132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32"><text:tab/></text:span></text:span><text:span text:style-name="Strong_20_Emphasis"><text:span text:style-name="T132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32"><text:tab/></text:span></text:span><text:span text:style-name="Strong_20_Emphasis"><text:span text:style-name="T133">Copy the </text:span></text:span><text:span text:style-name="Strong_20_Emphasis"><text:span text:style-name="T134">Thunderbird data </text:span></text:span><text:span text:style-name="Strong_20_Emphasis"><text:span text:style-name="T139">to</text:span></text:span><text:span text:style-name="Strong_20_Emphasis"><text:span text:style-name="T137"> ~/.thunderbird, </text:span></text:span><text:span text:style-name="Strong_20_Emphasis"><text:span text:style-name="T138">o</text:span></text:span><text:span text:style-name="Strong_20_Emphasis"><text:span text:style-name="T139">r</text:span></text:span><text:span text:style-name="Strong_20_Emphasis"><text:span text:style-name="T138"> </text:span></text:span><text:span text:style-name="Strong_20_Emphasis"><text:span text:style-name="T139">to</text:span></text:span><text:span text:style-name="Strong_20_Emphasis"><text:span text:style-name="T138"> </text:span></text:span><text:span text:style-name="Strong_20_Emphasis"><text:span text:style-name="T137">~/.thunderbird.</text:span></text:span></text:p>
      <text:p text:style-name="P17"><text:span text:style-name="Strong_20_Emphasis"><text:span text:style-name="T51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4">Start Thunderbird and check the operation. </text:span></text:span><text:span text:style-name="Strong_20_Emphasis"><text:span text:style-name="T37">(inc</text:span></text:span><text:span text:style-name="Strong_20_Emphasis"><text:span text:style-name="T38">l</text:span></text:span><text:span text:style-name="Strong_20_Emphasis"><text:span text:style-name="T39">u</text:span></text:span><text:span text:style-name="Strong_20_Emphasis"><text:span text:style-name="T46">ding possible</text:span></text:span><text:span text:style-name="Strong_20_Emphasis"><text:span text:style-name="T37"> Agenda)</text:span></text:span><text:span text:style-name="Strong_20_Emphasis"><text:span text:style-name="T24">.</text:span></text:span></text:p>
      <text:p text:style-name="P14"><text:span text:style-name="Strong_20_Emphasis"><text:span text:style-name="T51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1"><text:tab/>Remove unnecessary Windows files via </text:span></text:span><text:span text:style-name="Strong_20_Emphasis"><text:span text:style-name="T61">Terminal</text:span></text:span><text:span text:style-name="Strong_20_Emphasis"><text:span text:style-name="T51"> and the following command line:</text:span></text:span><text:span text:style-name="T63"><text:line-break/></text:span></text:p>
      <text:list text:continue-numbering="true" text:style-name="L1">
        <text:list-header>
          <text:p text:style-name="P74"><text:span text:style-name="User_20_Entry"><text:span text:style-name="T96">f</text:span></text:span><text:span text:style-name="User_20_Entry"><text:span text:style-name="T97">ind </text:span></text:span><text:span text:style-name="User_20_Entry"><text:span text:style-name="T96">$HOME</text:span></text:span><text:span text:style-name="User_20_Entry"><text:span text:style-name="T97"> -</text:span></text:span><text:span text:style-name="User_20_Entry"><text:span text:style-name="T98">i</text:span></text:span><text:span text:style-name="User_20_Entry"><text:span text:style-name="T97">name </text:span></text:span><text:span text:style-name="User_20_Entry"><text:span text:style-name="T99">d</text:span></text:span><text:span text:style-name="User_20_Entry"><text:span text:style-name="T97">esktop.ini -</text:span></text:span><text:span text:style-name="User_20_Entry"><text:span text:style-name="T100">d</text:span></text:span><text:span text:style-name="User_20_Entry"><text:span text:style-name="T101">e</text:span></text:span><text:span text:style-name="User_20_Entry"><text:span text:style-name="T100">lete </text:span></text:span><text:span text:style-name="User_20_Entry"><text:span text:style-name="T102">-or </text:span></text:span><text:span text:style-name="User_20_Entry"><text:span text:style-name="T97">-</text:span></text:span><text:span text:style-name="User_20_Entry"><text:span text:style-name="T103">i</text:span></text:span><text:span text:style-name="User_20_Entry"><text:span text:style-name="T97">name </text:span></text:span><text:span text:style-name="User_20_Entry"><text:span text:style-name="T103">t</text:span></text:span><text:span text:style-name="User_20_Entry"><text:span text:style-name="T97">humbs.db -</text:span></text:span><text:span text:style-name="User_20_Entry"><text:span text:style-name="T100">delete -</text:span></text:span><text:span text:style-name="User_20_Entry"><text:span text:style-name="T102">or </text:span></text:span><text:span text:style-name="User_20_Entry"><text:span text:style-name="T97">-name '*.</text:span></text:span><text:span text:style-name="User_20_Entry"><text:span text:style-name="T104">lnk'</text:span></text:span><text:span text:style-name="User_20_Entry"><text:span text:style-name="T97"> -</text:span></text:span><text:span text:style-name="User_20_Entry"><text:span text:style-name="T100">delete -</text:span></text:span><text:span text:style-name="User_20_Entry"><text:span text:style-name="T105">or </text:span></text:span><text:span text:style-name="User_20_Entry"><text:span text:style-name="T97">-</text:span></text:span><text:span text:style-name="User_20_Entry"><text:span text:style-name="T98">i</text:span></text:span><text:span text:style-name="User_20_Entry"><text:span text:style-name="T97">name '*.</text:span></text:span><text:span text:style-name="User_20_Entry"><text:span text:style-name="T106">exe'</text:span></text:span><text:span text:style-name="User_20_Entry"><text:span text:style-name="T97"> -</text:span></text:span><text:span text:style-name="User_20_Entry"><text:span text:style-name="T100">delete</text:span></text:span><text:span text:style-name="User_20_Entry"><text:span text:style-name="T64"><text:line-break/></text:span></text:span></text:p>
        </text:list-header>
      </text:list>
      <text:p text:style-name="P15"><text:span text:style-name="Strong_20_Emphasis"><text:span text:style-name="T51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43">Connect to the Internet so that new e-mails can arrive again.</text:span></text:span></text:p>
      <text:list text:style-name="L2">
        <text:list-header>
          <text:p text:style-name="P75"><text:span text:style-name="Strong_20_Emphasis"><text:span text:style-name="T146"/></text:span></text:p>
          <text:p text:style-name="P76"><text:span text:style-name="Strong_20_Emphasis"><text:span text:style-name="T146"><text:line-break/></text:span></text:span><text:span text:style-name="Strong_20_Emphasis"><text:span text:style-name="T40">End of checklist, the transfer is complete.</text:span></text:span></text:p>
        </text:list-header>
      </text:list>
      <text:p text:style-name="P38"/>
      <text:list text:continue-numbering="true" text:style-name="L2">
        <text:list-header>
          <text:p text:style-name="P77"><text:span text:style-name="Emphasis"><text:span text:style-name="T163">Written</text:span></text:span><text:span text:style-name="Emphasis"><text:span text:style-name="T164"> </text:span></text:span><text:span text:style-name="Emphasis"><text:span text:style-name="T163">by</text:span></text:span><text:span text:style-name="Emphasis"><text:span text:style-name="T16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8">Karel Zimmer</text:span></text:span></text:a><text:span text:style-name="Emphasis"><text:span text:style-name="T165">.</text:span></text:span></text:p>
          <text:p text:style-name="P77"><text:span text:style-name="Emphasis"><text:span text:style-name="T167">License </text:span></text:span><text:span text:style-name="Emphasis"><text:span text:style-name="T165">C</text:span></text:span><text:span text:style-name="Emphasis"><text:span text:style-name="T166">C0</text:span></text:span><text:span text:style-name="Emphasis"><text:span text:style-name="T165"> 1.0</text:span></text:span><text:span text:style-name="Emphasis"><text:span text:style-name="T162"> </text:span></text:span><text:span text:style-name="Emphasis"><text:span text:style-name="T16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62"><text:s/></text:span></text:span><text:span text:style-name="Emphasis"><text:span text:style-name="T16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62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3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3">e.g</text:span>. Jan <text:span text:style-name="T152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3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3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3">F</text:span>i netw<text:span text:style-name="T153">o</text:span>rk na<text:span text:style-name="T153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3">user</text:span>/<text:span text:style-name="T153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3">User</text:span>/<text:span text:style-name="T153">Seq </text:span><text:span text:style-name="T147">#</text:span></text:p>
          </table:table-cell>
          <table:table-cell table:style-name="Tabel2.A1" office:value-type="string">
            <text:p text:style-name="P54">Email nam<text:span text:style-name="T153">e</text:span></text:p>
          </table:table-cell>
          <table:table-cell table:style-name="Tabel2.A1" office:value-type="string">
            <text:p text:style-name="P54">Email ad<text:span text:style-name="T153">d</text:span>res<text:span text:style-name="T153">s</text:span></text:p>
          </table:table-cell>
          <table:table-cell table:style-name="Tabel2.A1" office:value-type="string">
            <text:p text:style-name="P62"><text:span text:style-name="T153">User </text:span>nam<text:span text:style-name="T153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3">example</text:span>.com)</text:p>
          </table:table-cell>
          <table:table-cell table:style-name="Tabel2.G1" office:value-type="string">
            <text:p text:style-name="P56">Outgoing mail server<text:line-break/>(smtp.<text:span text:style-name="T153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11-09T13:32:21.813428141">09/11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11-09T13:32:21.815307782">09/11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9T13:32:21.657581783</dc:date>
    <meta:print-date>2014-01-05T10:21:33.960023988</meta:print-date>
    <meta:keyword>Installatie</meta:keyword>
    <meta:keyword>Checklist</meta:keyword>
    <meta:keyword>Linux</meta:keyword>
    <meta:editing-cycles>2466</meta:editing-cycles>
    <meta:editing-duration>P5DT2H59M57S</meta:editing-duration>
    <meta:printed-by>Karel Zimmer</meta:printed-by>
    <dc:creator>Karel Zimmer</dc:creator>
    <meta:document-statistic meta:table-count="5" meta:image-count="2" meta:object-count="0" meta:page-count="4" meta:paragraph-count="157" meta:word-count="596" meta:character-count="4134" meta:non-whitespace-character-count="3405"/>
    <meta:user-defined meta:name="Info 1"/>
    <meta:user-defined meta:name="Info 2"/>
    <meta:user-defined meta:name="Info 3"/>
    <meta:user-defined meta:name="Info 4"/>
  </office:meta>
</office:document-meta>
</file>